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family="Courier" style:font-family-generic="modern" style:font-pitch="fixed" fo:font-size="16pt" style:font-size-asian="16pt" style:font-size-complex="16pt"/>
    </style:style>
    <style:style style:name="T3" style:family="text">
      <style:text-properties fo:font-family="Courier" style:font-family-generic="modern" style:font-pitch="fixed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9.467cm" svg:height="17.885cm" svg:x="1.508cm" svg:y="1.635cm">
          <draw:text-box>
            <text:p><text:span text:style-name="T1">While Loops</text:span></text:p>
            <text:p/>
            <text:p>Loops are used to execute commands some number of times.</text:p>
            <text:p/>
            <text:p>Format:</text:p>
            <text:p/>
            <text:p><text:span text:style-name="T2">while </text:span><text:span text:style-name="T3">CONDITION</text:span><text:span text:style-name="T2"> {</text:span></text:p>
            <text:p><text:span text:style-name="T2"><text:tab/></text:span><text:span text:style-name="T3">ZERO OR MORE COMMANDS</text:span></text:p>
            <text:p><text:span text:style-name="T2">}</text:span></text:p>
            <text:p/>
            <text:p>Code:</text:p>
            <text:p/>
            <text:p><text:span text:style-name="T2">i = 0</text:span></text:p>
            <text:p><text:span text:style-name="T2">while i &lt; 3 {</text:span></text:p>
            <text:p><text:span text:style-name="T2"><text:s text:c="2"/></text:span><text:span text:style-name="T2">printf(“%d\n”, i) // %d is placeholder. \n is newline.</text:span></text:p>
            <text:p><text:span text:style-name="T2"><text:s text:c="2"/></text:span><text:span text:style-name="T2">i + 1 <text:s/>// Increments i. </text:span><text:span text:style-name="T3">No need to do “i = i + 1”.</text:span></text:p>
            <text:p><text:span text:style-name="T2">}</text:span></text:p>
            <text:p><text:span text:style-name="T2"/></text:p>
            <text:p>Output:</text:p>
            <text:p/>
            <text:p><text:span text:style-name="T2">0</text:span></text:p>
            <text:p><text:span text:style-name="T2">1</text:span></text:p>
            <text:p><text:span text:style-name="T2">2</text:span></text:p>
            <text:p/>
            <text:p/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Marath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23T21:24:13</meta:creation-date>
    <dc:date>2013-06-23T21:30:19</dc:date>
    <meta:editing-duration>P0D</meta:editing-duration>
    <meta:editing-cycles>1</meta:editing-cycles>
    <meta:document-statistic meta:object-count="1"/>
    <meta:generator>LibreOffice/4.0.3.3$Linux_X86_64 LibreOffice_project/0eaa50a932c8f2199a615e1eb30f7ac74279539</meta:generator>
  </office:meta>
</office:document-meta>
</file>